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n</mi>
            <mo stretchy="false">=</mo>
            <mtext>length of side of square board</mtext>
          </mrow>
        </mtd>
      </mtr>
      <mtr>
        <mtd>
          <mrow>
            <mi>t</mi>
            <mo stretchy="false">=</mo>
            <mtext>number of treasures</mtext>
          </mrow>
        </mtd>
      </mtr>
      <mtr>
        <mtd>
          <mrow>
            <mi>m</mi>
            <mo stretchy="false">=</mo>
            <mtext>number of monsters</mtext>
          </mrow>
        </mtd>
      </mtr>
      <mtr>
        <mtd>
          <mrow>
            <mi>p</mi>
            <mo stretchy="false">=</mo>
            <mtext>number of heroes</mtext>
          </mrow>
        </mtd>
      </mtr>
      <mtr>
        <mtd>
          <mrow/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row>
                        <msup>
                          <mi>n</mi>
                          <mn>2</mn>
                        </msup>
                        <mo stretchy="false">−</mo>
                        <mn>2</mn>
                      </mrow>
                      <mi>n</mi>
                    </mrow>
                  </mrow>
                  <mo fence="true" stretchy="false">)</mo>
                </mrow>
                <mi>!</mi>
              </mrow>
              <mrow>
                <mi>t</mi>
                <mrow>
                  <mi>!</mi>
                  <mo stretchy="false">∗</mo>
                  <mi>m</mi>
                </mrow>
                <mrow>
                  <mi>!</mi>
                  <mo stretchy="false">∗</mo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row>
                                <msup>
                                  <mi>n</mi>
                                  <mn>2</mn>
                                </msup>
                                <mo stretchy="false">−</mo>
                                <mn>2</mn>
                              </mrow>
                              <mi>n</mi>
                            </mrow>
                          </mrow>
                          <mo fence="true" stretchy="false">)</mo>
                        </mrow>
                        <mo stretchy="false">−</mo>
                        <mi>t</mi>
                        <mo stretchy="false">−</mo>
                        <mi>m</mi>
                      </mrow>
                    </mrow>
                    <mo fence="true" stretchy="false">)</mo>
                  </mrow>
                </mrow>
                <mi>!</mi>
              </mrow>
            </mfrac>
            <mo stretchy="false">∗</mo>
            <mfrac>
              <mrow>
                <mi>n</mi>
                <mi>!</mi>
              </mrow>
              <mrow>
                <mi>p</mi>
                <mrow>
                  <mi>!</mi>
                  <mo stretchy="false">∗</mo>
                  <mrow>
                    <mo fence="true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stretchy="false">)</mo>
                  </mrow>
                </mrow>
                <mi>!</mi>
              </mrow>
            </mfrac>
            <mo stretchy="false">∗</mo>
            <mfrac>
              <mrow>
                <mi>n</mi>
                <mi>!</mi>
              </mrow>
              <mrow>
                <mn>1</mn>
                <mrow>
                  <mi>!</mi>
                  <mo stretchy="false">∗</mo>
                  <mrow>
                    <mo fence="true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i>!</mi>
              </mrow>
            </mfrac>
          </mrow>
        </mtd>
      </mtr>
    </mtable>
    <annotation encoding="StarMath 5.0">n = "length of side of square board" newline
t = "number of treasures" newline
m = "number of monsters" newline
p = "number of heroes" newline

newline newline
{{(n^2 - 2n)!} over { t! * m! * ((n^2 - 2n) - t - m)! }} * {{n!} over { p! * (n - p)! }} * {{n!} over { 1! * (n - 1)! }}
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ylar Ittner</meta:initial-creator>
    <meta:creation-date>2016-10-29T13:35:25.660891041</meta:creation-date>
    <dc:date>2016-10-31T16:49:26.369584513</dc:date>
    <dc:creator>Skylar Ittner</dc:creator>
    <meta:editing-duration>PT6H47M6S</meta:editing-duration>
    <meta:editing-cycles>5</meta:editing-cycles>
    <meta:generator>LibreOffice/5.1.4.2$Linux_X86_64 LibreOffice_project/10m0$Build-2</meta:generator>
  </office:meta>
</office:document-meta>
</file>